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mic Sans MS" svg:font-family="Comic Sans MS"/>
  </office:font-face-decls>
  <office:automatic-styles>
    <style:style style:name="Table1" style:family="table">
      <style:table-properties style:width="7.0in" table:align="margins"/>
    </style:style>
    <style:style style:name="P1" style:family="paragraph" style:parent-style-name="Standard">
      <style:text-properties style:font-name="Comic Sans MS" fo:font-size="14.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Comic Sans MS" fo:font-size="12.0pt"/>
    </style:style>
    <style:style style:name="P3" style:family="paragraph" style:parent-style-name="Standard">
      <style:text-properties style:font-name="Comic Sans MS" fo:font-size="10.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Comic Sans MS" fo:font-size="14.0pt"/>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Comic Sans MS" fo:font-size="10.0pt"/>
    </style:style>
    <style:style style:name="P6" style:family="paragraph" style:parent-style-name="Standard">
      <style:paragraph-properties fo:margin-left="1.5000in" fo:text-indent="-1.5000in">
        <style:tab-stops>
          <style:tab-stop style:position="1.1528in"/>
          <style:tab-stop style:position="1.5000in"/>
        </style:tab-stops>
      </style:paragraph-properties>
      <style:text-properties style:font-name="Comic Sans MS" fo:font-size="10.0pt"/>
    </style:style>
    <style:style style:name="P7" style:family="paragraph" style:parent-style-name="Standard">
      <style:text-properties style:font-name="Comic Sans MS" fo:font-size="12.0pt"/>
    </style:style>
    <style:style style:name="P8" style:family="paragraph" style:parent-style-name="Standard">
      <style:paragraph-properties fo:text-indent="0.2500in"/>
      <style:text-properties style:font-name="Comic Sans MS" fo:font-size="10.0pt"/>
    </style:style>
    <style:style style:name="P9" style:family="paragraph" style:parent-style-name="Standard">
      <style:paragraph-properties fo:line-height="0.0835in"/>
      <style:text-properties style:font-name="Comic Sans MS" fo:font-size="10.0pt"/>
    </style:style>
    <style:style style:name="P10" style:family="paragraph" style:parent-style-name="Standard">
      <style:paragraph-properties fo:margin-bottom="0.0402in"/>
      <style:text-properties style:font-name="Comic Sans MS" fo:font-size="10.0pt"/>
    </style:style>
    <style:style style:name="P11" style:family="paragraph" style:parent-style-name="Standard">
      <style:paragraph-properties fo:margin-right="0.0228in"/>
      <style:text-properties style:font-name="Comic Sans MS" fo:font-size="10.0pt"/>
    </style:style>
    <style:style style:name="P12" style:family="paragraph" style:parent-style-name="Standard">
      <style:paragraph-properties fo:margin-left="0.5000in" fo:margin-right="0.0228in" fo:text-indent="-0.5000in">
        <style:tab-stops>
          <style:tab-stop style:position="0.1528in"/>
          <style:tab-stop style:position="0.5000in"/>
        </style:tab-stops>
      </style:paragraph-properties>
      <style:text-properties style:font-name="Comic Sans MS" fo:font-size="12.0pt"/>
    </style:style>
    <style:style style:name="P13" style:family="paragraph" style:parent-style-name="Standard">
      <style:paragraph-properties fo:text-indent="1.5000in"/>
      <style:text-properties style:font-name="Comic Sans MS" fo:font-size="10.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Chaos Dungeons Rules</text:p>
      <text:p text:style-name="P1"/>
      <text:list text:style-name="L1">
        <text:list-item>
          <text:p text:style-name="P2">Introduction</text:p>
        </text:list-item>
      </text:list>
      <text:p text:style-name="P3">In this game you play a stalwart adventuring seeking riches in the notorious Chaos Dungeons. <text:s/>To win the game, you must be the first to collect 1000 <text:span text:style-name="T1">Gold Pieces</text:span><text:s/>(GP) and return to town. <text:s/>Chaos Dungeons is designed for 2 to 4 players. <text:s/>With enough boards any number can play at once, but the game progresses slowly with more than four, and some players become bored.</text:p>
      <text:p text:style-name="P1"/>
      <text:list text:style-name="L1">
        <text:list-item>
          <text:p text:style-name="P4">Components</text:p>
        </text:list-item>
      </text:list>
      <text:p text:style-name="P3">To play Chaos Dungeons you require:</text:p>
      <text:list text:style-name="L2">
        <text:list-item>
          <text:p text:style-name="P5">At least one 8x8 Dungeon Board for each player. <text:s/>Ordinary chess boards can be used as long as the squares are 2 inches on a side.</text:p>
        </text:list-item>
        <text:list-item>
          <text:p text:style-name="P5">The 26 decks:</text:p>
          <text:list>
            <text:list-item>
              <text:list>
                <text:list-item>
                  <text:p text:style-name="P6">The 8 Monsters Decks, one for each level.</text:p>
                </text:list-item>
                <text:list-item>
                  <text:p text:style-name="P6">The 8 Treasure Decks, one for each level.</text:p>
                </text:list-item>
                <text:list-item>
                  <text:p text:style-name="P6">The 3 Magic Spell Decks, <text:span text:style-name="T1">Black</text:span>, <text:span text:style-name="T1">White</text:span>, and <text:span text:style-name="T1">Grey</text:span>.</text:p>
                </text:list-item>
                <text:list-item>
                  <text:p text:style-name="P6">The Chest Deck.</text:p>
                </text:list-item>
                <text:list-item>
                  <text:p text:style-name="P6">The Scroll Deck.</text:p>
                </text:list-item>
                <text:list-item>
                  <text:p text:style-name="P6">The Potion Deck.</text:p>
                </text:list-item>
                <text:list-item>
                  <text:p text:style-name="P6">The Room Deck.</text:p>
                </text:list-item>
                <text:list-item>
                  <text:p text:style-name="P6">The Dungeon Tile Deck.</text:p>
                </text:list-item>
                <text:list-item>
                  <text:p text:style-name="P6">The 2x2 Dungeon Tile Deck.</text:p>
                </text:list-item>
                <text:list-item>
                  <text:p text:style-name="P6">The Character Profile Deck.</text:p>
                </text:list-item>
              </text:list>
            </text:list-item>
          </text:list>
        </text:list-item>
        <text:list-item>
          <text:p text:style-name="P5">The entry and staircase tiles.</text:p>
        </text:list-item>
        <text:list-item>
          <text:p text:style-name="P5">Tokens to represent the players, and some temporary dungeon features, such as chests.</text:p>
        </text:list-item>
        <text:list-item>
          <text:p text:style-name="P5">Some eight-sided dice (known as d8s).</text:p>
        </text:list-item>
        <text:list-item>
          <text:p text:style-name="P5">Pencil and paper to keep track of changes in the players’ attributes, current HP, accumulated GP, and status.</text:p>
        </text:list-item>
        <text:list-item>
          <text:p text:style-name="P5">Pairs of counters to indicate Monsters and Treasures with known locations in the dungeon.</text:p>
        </text:list-item>
        <text:list-item>
          <text:p text:style-name="P5">A lot of table space!</text:p>
        </text:list-item>
      </text:list>
      <text:p text:style-name="P3"><text:tab/></text:p>
      <text:p text:style-name="P3"/>
      <text:list text:style-name="L1">
        <text:list-item>
          <text:p text:style-name="P2">Beginning the Game</text:p>
        </text:list-item>
      </text:list>
      <text:p text:style-name="P3">Each player draws three Character Profile cards and chooses one. <text:s/>Shuffle the rest back into the Character Profile deck. <text:s/>If a Character can cast spells, the colours of the spells he can cast will be indicated on the his Character Card. indicates that you can cast spells, draw Spell Cards from the Spell Decks of. <text:s/>Then place the entry tile on the centre four squares of one of the boards. <text:s/>All players choose a token to represent their character and place it on the entry tile. <text:s/>Finally, everyone rolls d8 and adds his Speed. <text:s/>The player with the highest total goes first; roll again in the case of a tie.</text:p>
      <text:p text:style-name="P3"/>
      <text:p text:style-name="P3"/>
      <text:list text:style-name="L1">
        <text:list-item>
          <text:p text:style-name="P2">The Character Profile</text:p>
        </text:list-item>
      </text:list>
      <text:p text:style-name="P3">The cards in the <text:span text:style-name="T1">Character Profile</text:span><text:s/>deck contain descriptions of the characters you play the roles of. <text:s/>These descriptions includes the five attributes <text:span text:style-name="T1">Attack</text:span>, <text:span text:style-name="T1">Defence</text:span>, <text:span text:style-name="T1">Speed</text:span>, <text:span text:style-name="T1">Mind</text:span>, and <text:span text:style-name="T1">Maximum Hit Points</text:span><text:s/>(Max HP), as well as a list of character abilities along with the number of spells this character can memorize.</text:p>
      <text:p text:style-name="P3">HP represent how much damage a character can sustain before dying. <text:s/>Each player’s current HP start at his character’s maximum HP, and decrease when wounded in the dungeon by monsters or traps. <text:s/>If your current HP reach 0, you die and may start again with another character; see “Dying” below. <text:s/>Your maximum HP may occasionally change during the game. <text:s/>If it changes to a value less than your current HP, you keep your current HP.</text:p>
      <text:p text:style-name="P3">Some abilities are written in bold followed by a colon. <text:s/>These abilities are combat actions (see Combat, below).</text:p>
      <text:p text:style-name="P3">The number of magical <text:span text:style-name="T1">Spells</text:span><text:s/>that your character starts with will be written in the text box on your Character Profile.</text:p>
      <text:p text:style-name="P3">A character with the <text:span text:style-name="T1">Climbing</text:span><text:s/>ability can navigate various dungeon features, such as ledges and pits. <text:s/>A character with the ability <text:span text:style-name="T1">Flying</text:span><text:s/>can also avoid ledges and pits, as well as some other hazards. <text:s/>These two abilities are only relevant when specifically noted on a card or in the rules.</text:p>
      <text:p text:style-name="P7"/>
      <text:p text:style-name="P7"/>
      <text:list text:style-name="L1">
        <text:list-item>
          <text:p text:style-name="P2">The Dungeon</text:p>
        </text:list-item>
      </text:list>
      <text:p text:style-name="P3">The Chaos Dungeons are a constantly shifting 8x8x8 complex of rooms, corridors, and tunnels filled with monsters, treasure, and traps. <text:s/>The top level is dungeon level 1, abbreviated DLV 1, and the bottom level is DLV 8. <text:s/>Each of the 8x8 Dungeon Boards can represent any of the eight levels. <text:s/>When you enter a level that does not have a board assigned to it, choose a board that is not being used to represent that level. <text:s/>When there are no players left on a board, clear all the tiles and tokens off it and put it back with the unused boards.</text:p>
      <text:p text:style-name="P8"><text:s/>Going up from level one leads to a towne (see The Towne, below). <text:s/>Since there is no floor beneath DL8, pits there are bottomless. <text:s/>If you go down a staircase on DL8, it will seem to continue forever, but when you turn around you will be near the top of the stairs. <text:s/>If you leave by one side of a Dungeon Board, you will come out on the side directly opposite.</text:p>
      <text:p text:style-name="P7"><text:span text:style-name="T1"/></text:p>
      <text:p text:style-name="P3"/>
      <text:list text:style-name="L1">
        <text:list-item>
          <text:p text:style-name="P2">The Decks</text:p>
        </text:list-item>
      </text:list>
      <text:p text:style-name="P3">There are eight <text:span text:style-name="T1">Monster Decks</text:span><text:s/>and eight <text:span text:style-name="T1">Treasure Decks</text:span>: one of each for each level. <text:s/>They contain the monsters and treasure found on those levels. <text:s/>Once all the cards from one of these decks end up in the discard pile, that level is exhausted of monsters or treasure, and you no longer draw cards from that deck. <text:s/>The other decks function differently. <text:s/>If all the cards from, for example, the Potion Deck end up in the discard pile and you need to draw one, shuffle the discard pile to make a new Potion Deck.</text:p>
      <text:p text:style-name="P3"/>
      <text:p text:style-name="P3"/>
      <text:list text:style-name="L1">
        <text:list-item>
          <text:p text:style-name="P2">A Player’s Turn</text:p>
        </text:list-item>
      </text:list>
      <text:p text:style-name="P3">Each player’s turn is divided into three phase: the beginning phase, the movement phase, and the combat phase. <text:s/>You start your turn in the beginning phase, and then normally pass into the movement phase. <text:s/>The combat phase normally begins when you run into a monster in a room.</text:p>
      <text:p text:style-name="P3"/>
      <text:p text:style-name="P3">In the <text:span text:style-name="T1">beginning phase</text:span>, you first decide whether to use any abilities that must be used at beginning of turn, or that involve skipping a turn. <text:s/>Then you perform, in any order you choose, forced effects (such as taking damage from poison). <text:s/>If you chose to skip your turn performing an action, play passes to the next player.</text:p>
      <text:p text:style-name="P3"/>
      <text:p text:style-name="P3">You begin the <text:span text:style-name="T1">movement phase</text:span><text:s/>with a number of <text:span text:style-name="T1">action points</text:span><text:s/>equal to two plus your Speed attribute. <text:s/>Moving your token between dungeons tile expends an action point. <text:s/>Other actions that require action points, such as searching for secret doors, are described below in these rules and on cards.</text:p>
      <text:p text:style-name="P3">You are <text:span text:style-name="T1">at rest</text:span><text:s/>when you are between actions in the movement phase. <text:s/>Some actions, such as drinking potions and reading scrolls, don’t expend action points but can only be performed when you are at rest.</text:p>
      <text:p text:style-name="P3"><text:span text:style-name="T1">Example: <text:s/></text:span>Changing your boots does not expend an action point, but can only be done at rest. <text:s/>The Massive Lead Boots prevent you from sliding on ice. <text:s/>If you move into an icy corridor wearing the boots, you cannot take them off and use your walking momentum to slide along the ice, since you are in the middle of an action and not at rest.</text:p>
      <text:p text:style-name="P3">If you expend your last action and have not met an enemy, you have a final opportunity to perform actions at rest, after which your turn ends without proceeding to the combat phase.</text:p>
      <text:p text:style-name="P3"/>
      <text:p text:style-name="P3">When you encounter a monster, you enter the <text:span text:style-name="T1">combat phase</text:span>, dealt with below. <text:s/>When combat ends, your turn is over.</text:p>
      <text:p text:style-name="P3"/>
      <text:list text:style-name="L1">
        <text:list-item>
          <text:p text:style-name="P2">Rooms</text:p>
        </text:list-item>
      </text:list>
      <text:p text:style-name="P3">When you enter a square on the board that does not contain a Dungeon Tile, draw one from the Dungeon Tile Deck. <text:s/>Place it in the unexplored square with the small black arrow pointing away from the tile you just left. <text:s/>If the table below indicates that you draw a Room Card, draw one from the Room Deck and follow its instructions. <text:s/>If the room contains a monster, draw from the appropriate level Monster Deck, and see “Combat” below. <text:s/>If the Monster Deck is empty, then all the monsters on the level have been vanquished, and none appears.</text:p>
      <text:p text:style-name="P3">To spend an action <text:span text:style-name="T1">searching</text:span><text:s/>for secret doors, select a solid wall and roll 2d8. <text:s/>On a roll of 5 or less, you discover a secret door, and may move through. <text:s/>Place a token on the tile to represent the secret door. <text:s/>Once discovered, anyone may use a secret door. <text:s/>A player cannot find a secret door in a wall leading to another part of a tile.</text:p>
      <text:p text:style-name="P7"/>
      <text:p text:style-name="P7"/>
      <text:list text:style-name="L1">
        <text:list-item>
          <text:p text:style-name="P2">Dungeon Tiles</text:p>
        </text:list-item>
      </text:list>
      <text:p text:style-name="P3"/>
      <table:table table:name="Table1" table:style-name="Table1">
        <table:table-column table:style-name="TableColumn1"/>
        <table:table-column table:style-name="TableColumn1"/>
        <table:table-column table:style-name="TableColumn1"/>
        <table:table-row>
          <table:table-cell table:style-name="TableCell1">
            <text:p text:style-name="P9"/>
            <text:p text:style-name="P10">Name</text:p>
          </table:table-cell>
          <table:table-cell table:style-name="TableCell1">
            <text:p text:style-name="P9"/>
            <text:p text:style-name="P10">Draw a Room card?</text:p>
          </table:table-cell>
          <table:table-cell table:style-name="TableCell1">
            <text:p text:style-name="P9"/>
            <text:p text:style-name="P10">Description</text:p>
          </table:table-cell>
        </table:table-row>
        <table:table-row>
          <table:table-cell table:style-name="TableCell1">
            <text:p text:style-name="P10">Room</text:p>
          </table:table-cell>
          <table:table-cell table:style-name="TableCell1">
            <text:p text:style-name="P10">Yes</text:p>
          </table:table-cell>
          <table:table-cell table:style-name="TableCell1">
            <text:p text:style-name="P9"/>
            <text:p text:style-name="P10"/>
          </table:table-cell>
        </table:table-row>
        <table:table-row>
          <table:table-cell table:style-name="TableCell1">
            <text:p text:style-name="P10">Corridor</text:p>
          </table:table-cell>
          <table:table-cell table:style-name="TableCell1">
            <text:p text:style-name="P10">No</text:p>
          </table:table-cell>
          <table:table-cell table:style-name="TableCell1">
            <text:p text:style-name="P10"/>
          </table:table-cell>
        </table:table-row>
        <table:table-row>
          <table:table-cell table:style-name="TableCell1">
            <text:p text:style-name="P10">Staircase</text:p>
          </table:table-cell>
          <table:table-cell table:style-name="TableCell1">
            <text:p text:style-name="P10">Yes</text:p>
          </table:table-cell>
          <table:table-cell table:style-name="TableCell1">
            <text:p text:style-name="P10">When you go up or down a staircase, move your token to the same tile on the level above or below. <text:s/>If the tile is unexplored put the corresponding Staircase Tile there and draw a Room Card.</text:p>
          </table:table-cell>
        </table:table-row>
        <table:table-row>
          <table:table-cell table:style-name="TableCell1">
            <text:p text:style-name="P10">Ice</text:p>
          </table:table-cell>
          <table:table-cell table:style-name="TableCell1">
            <text:p text:style-name="P10">No</text:p>
          </table:table-cell>
          <table:table-cell table:style-name="TableCell1">
            <text:p text:style-name="P10">Leave through the door opposite the one through which you entered, without using an action. <text:s/>Characters with <text:span text:style-name="T1">Flying</text:span><text:s/>may avoid. <text:s/>Note: <text:s/>Sliding on the ice requires momentum. <text:s/>You do not slide if, for example, you teleport into an icy corridor or take of an Amulet of Flight while hovering about some ice.</text:p>
          </table:table-cell>
        </table:table-row>
        <table:table-row>
          <table:table-cell table:style-name="TableCell1">
            <text:p text:style-name="P10">Slide</text:p>
          </table:table-cell>
          <table:table-cell table:style-name="TableCell1">
            <text:p text:style-name="P10">No</text:p>
          </table:table-cell>
          <table:table-cell table:style-name="TableCell1">
            <text:p text:style-name="P10">Move in the direction of the slide without using an action. <text:s/>Characters with <text:span text:style-name="T1">Flying</text:span><text:s/>may avoid.</text:p>
          </table:table-cell>
        </table:table-row>
        <table:table-row>
          <table:table-cell table:style-name="TableCell1">
            <text:p text:style-name="P10">Portal chamber</text:p>
          </table:table-cell>
          <table:table-cell table:style-name="TableCell1">
            <text:p text:style-name="P10">Yes</text:p>
          </table:table-cell>
          <table:table-cell table:style-name="TableCell1">
            <text:p text:style-name="P10">You may enter the portal as an action, teleporting to a random location on a random level. <text:s/>You may also escape from enemies into the portal by successfully running away.</text:p>
          </table:table-cell>
        </table:table-row>
        <table:table-row>
          <table:table-cell table:style-name="TableCell1">
            <text:p text:style-name="P10">Tunnel</text:p>
          </table:table-cell>
          <table:table-cell table:style-name="TableCell1">
            <text:p text:style-name="P10">N/A</text:p>
          </table:table-cell>
          <table:table-cell table:style-name="TableCell1">
            <text:p text:style-name="P10">You may enter the tunnel as an action and come out at any other tunnel mouth in the dungeon.</text:p>
          </table:table-cell>
        </table:table-row>
        <table:table-row>
          <table:table-cell table:style-name="TableCell1">
            <text:p text:style-name="P10">Muddy corridor</text:p>
          </table:table-cell>
          <table:table-cell table:style-name="TableCell1">
            <text:p text:style-name="P10">No</text:p>
          </table:table-cell>
          <table:table-cell table:style-name="TableCell1">
            <text:p text:style-name="P10">You get stuck in the mud and can not move again this turn, although you can still perform other actions. <text:s/>Characters with <text:span text:style-name="T1">Flying</text:span><text:s/>may avoid.</text:p>
          </table:table-cell>
        </table:table-row>
        <table:table-row>
          <table:table-cell table:style-name="TableCell1">
            <text:p text:style-name="P10">Chasm</text:p>
          </table:table-cell>
          <table:table-cell table:style-name="TableCell1">
            <text:p text:style-name="P10">No</text:p>
          </table:table-cell>
          <table:table-cell table:style-name="TableCell1">
            <text:p text:style-name="P10">To cross the rickety bridge, roll against your speed. <text:s/>If you fail, you fall to the square two levels below. <text:s/>Or you can just jump into the chasm (as an action or when running away). <text:s/>Characters with <text:span text:style-name="T1">Flying</text:span><text:s/>may avoid.</text:p>
          </table:table-cell>
        </table:table-row>
        <table:table-row>
          <table:table-cell table:style-name="TableCell1">
            <text:p text:style-name="P10">Floodgates</text:p>
          </table:table-cell>
          <table:table-cell table:style-name="TableCell1">
            <text:p text:style-name="P10">Yes</text:p>
          </table:table-cell>
          <table:table-cell table:style-name="TableCell1">
            <text:p text:style-name="P10">You may spend an action to pull the floodgate lever. <text:s/>If you do, the current level and all levels below get washed away. <text:s/>Take all tiles off these boards and move all players, monsters, items, and chests on any of these levels to the same square on the level directly below. <text:s/>You may pull the lever during combat by successfully running away.</text:p>
          </table:table-cell>
        </table:table-row>
        <table:table-row>
          <table:table-cell table:style-name="TableCell1">
            <text:p text:style-name="P10">Spikes</text:p>
          </table:table-cell>
          <table:table-cell table:style-name="TableCell1">
            <text:p text:style-name="P10">Yes</text:p>
          </table:table-cell>
          <table:table-cell table:style-name="TableCell1">
            <text:p text:style-name="P10">If you entered the room due to a slide, ice, or giant fan, and the spikes are on the opposing wall, lose 10 HP. <text:s/>If the spikes are on the floor and you entered from above lose 10 HP.</text:p>
          </table:table-cell>
        </table:table-row>
        <table:table-row>
          <table:table-cell table:style-name="TableCell1">
            <text:p text:style-name="P10">Giant fan</text:p>
          </table:table-cell>
          <table:table-cell table:style-name="TableCell1">
            <text:p text:style-name="P10">No</text:p>
          </table:table-cell>
          <table:table-cell table:style-name="TableCell1">
            <text:p text:style-name="P10">Upon entering this tile, start moving in the direction opposite the fan, and continue until you hit a wall. <text:s/>Don’t draw room cards for the tiles you pass through. <text:s/>If you enter a fan room through the side containing the fan, lose 10 HP.</text:p>
          </table:table-cell>
        </table:table-row>
        <table:table-row>
          <table:table-cell table:style-name="TableCell1">
            <text:p text:style-name="P10">Fountain</text:p>
          </table:table-cell>
          <table:table-cell table:style-name="TableCell1">
            <text:p text:style-name="P10">Yes</text:p>
          </table:table-cell>
          <table:table-cell table:style-name="TableCell1">
            <text:p text:style-name="P10">You may drink from the fountain any time you are at rest, as can your followers. <text:s/>Return to maximum HP and recover from Poison and Drunkenness.</text:p>
          </table:table-cell>
        </table:table-row>
        <table:table-row>
          <table:table-cell table:style-name="TableCell1">
            <text:p text:style-name="P10">Pit</text:p>
          </table:table-cell>
          <table:table-cell table:style-name="TableCell1">
            <text:p text:style-name="P10">No</text:p>
          </table:table-cell>
          <table:table-cell table:style-name="TableCell1">
            <text:p text:style-name="P10">You fall down to the level below. <text:s/>Characters with <text:span text:style-name="T1">Climbing</text:span><text:s/>or <text:span text:style-name="T1">Flying</text:span><text:s/>may avoid pits, and move up through a pit from the level below.</text:p>
          </table:table-cell>
        </table:table-row>
        <table:table-row>
          <table:table-cell table:style-name="TableCell1">
            <text:p text:style-name="P10">Locked Door</text:p>
          </table:table-cell>
          <table:table-cell table:style-name="TableCell1">
            <text:p text:style-name="P10">N/A</text:p>
          </table:table-cell>
          <table:table-cell table:style-name="TableCell1">
            <text:p text:style-name="P10">Once a door is unlocked, it can be passed through by anyone.</text:p>
          </table:table-cell>
        </table:table-row>
        <table:table-row>
          <table:table-cell table:style-name="TableCell1">
            <text:p text:style-name="P10">Dark chamber</text:p>
          </table:table-cell>
          <table:table-cell table:style-name="TableCell1">
            <text:p text:style-name="P10">No</text:p>
          </table:table-cell>
          <table:table-cell table:style-name="TableCell1">
            <text:p text:style-name="P10">You stumble around in the dark... you cannot read Scrolls in this room, and upon leaving determine your exit randomly.</text:p>
          </table:table-cell>
        </table:table-row>
        <table:table-row>
          <table:table-cell table:style-name="TableCell1">
            <text:p text:style-name="P10">Laboratory</text:p>
          </table:table-cell>
          <table:table-cell table:style-name="TableCell1">
            <text:p text:style-name="P10">Yes</text:p>
          </table:table-cell>
          <table:table-cell table:style-name="TableCell1">
            <text:p text:style-name="P10">You may identify your Potions here.</text:p>
          </table:table-cell>
        </table:table-row>
        <table:table-row>
          <table:table-cell table:style-name="TableCell1">
            <text:p text:style-name="P10">Library</text:p>
          </table:table-cell>
          <table:table-cell table:style-name="TableCell1">
            <text:p text:style-name="P10">Yes</text:p>
          </table:table-cell>
          <table:table-cell table:style-name="TableCell1">
            <text:p text:style-name="P10">You may identify your Scrolls here.</text:p>
          </table:table-cell>
        </table:table-row>
        <table:table-row>
          <table:table-cell table:style-name="TableCell1">
            <text:p text:style-name="P10">Mysterious Statues</text:p>
          </table:table-cell>
          <table:table-cell table:style-name="TableCell1">
            <text:p text:style-name="P10">No</text:p>
          </table:table-cell>
          <table:table-cell table:style-name="TableCell1">
            <text:p text:style-name="P10">In this room are the statues of two monsters, each from a random dungeon level. <text:s/>If you touch one, they both come to life and attack you. <text:s/>If the statues are destroyed, new ones will appear upon re-entry.</text:p>
          </table:table-cell>
        </table:table-row>
        <table:table-row>
          <table:table-cell table:style-name="TableCell1">
            <text:p text:style-name="P10">Arena</text:p>
          </table:table-cell>
          <table:table-cell table:style-name="TableCell1">
            <text:p text:style-name="P10">No</text:p>
          </table:table-cell>
          <table:table-cell table:style-name="TableCell1">
            <text:p text:style-name="P10">When entering, draw a card from the current level’s Monster Deck. <text:s/>You cannot collect Treasure from this Monster, either during or after the battle. <text:s/>Instead, the Arena awards you a prize of 50xDLV GP if you are victorious. <text:s/>You cannot run or teleport away from the arena, although monsters may, and the enemy cannot be bribed. <text:s/>If you die in the arena, the enthusiastic crowd loots your corpse.</text:p>
          </table:table-cell>
        </table:table-row>
        <table:table-row>
          <table:table-cell table:style-name="TableCell1">
            <text:p text:style-name="P10">Springboard</text:p>
          </table:table-cell>
          <table:table-cell table:style-name="TableCell1">
            <text:p text:style-name="P10">No</text:p>
          </table:table-cell>
          <table:table-cell table:style-name="TableCell1">
            <text:p text:style-name="P10">Go to the same coordinates on the level above. <text:s/>If you would get stuck in an infinite loop between a Pit and a Springboard, instead place you token on one of the two tiles and continue your turn. <text:s/>Characters with <text:span text:style-name="T1">Flying</text:span><text:s/>may avoid.</text:p>
          </table:table-cell>
        </table:table-row>
        <table:table-row>
          <table:table-cell table:style-name="TableCell1">
            <text:p text:style-name="P10">Altar</text:p>
          </table:table-cell>
          <table:table-cell table:style-name="TableCell1">
            <text:p text:style-name="P10">Yes</text:p>
          </table:table-cell>
          <table:table-cell table:style-name="TableCell1">
            <text:p text:style-name="P10">If you end your turn here, you may draw a card form the White Spell Deck (provided you can cast White Spells), discard any cursed Items, restore your maximum HP to their starting value, and recover from Disease. <text:s/></text:p>
          </table:table-cell>
        </table:table-row>
        <table:table-row>
          <table:table-cell table:style-name="TableCell1">
            <text:p text:style-name="P10">Tome of Knowledge</text:p>
          </table:table-cell>
          <table:table-cell table:style-name="TableCell1">
            <text:p text:style-name="P10">Yes</text:p>
          </table:table-cell>
          <table:table-cell table:style-name="TableCell1">
            <text:p text:style-name="P10">If you end your turn here, you may draw a card from the Grey Spell Deck (provided you can cast Black Spells).</text:p>
          </table:table-cell>
        </table:table-row>
        <table:table-row>
          <table:table-cell table:style-name="TableCell1">
            <text:p text:style-name="P10">Crystal Ball</text:p>
          </table:table-cell>
          <table:table-cell table:style-name="TableCell1">
            <text:p text:style-name="P10">Yes</text:p>
          </table:table-cell>
          <table:table-cell table:style-name="TableCell1">
            <text:p text:style-name="P10">If you end your turn here, you may draw a card from the Black Spell Deck (provided you can cast Grey Spells), and restore your Mind to its starting value.</text:p>
          </table:table-cell>
        </table:table-row>
        <table:table-row>
          <table:table-cell table:style-name="TableCell1">
            <text:p text:style-name="P10">Ye Olde Shoppe</text:p>
          </table:table-cell>
          <table:table-cell table:style-name="TableCell1">
            <text:p text:style-name="P10">No</text:p>
          </table:table-cell>
          <table:table-cell table:style-name="TableCell1">
            <text:p text:style-name="P10">When a shoppe appears on the board, it must be stocked from the Treasure decks. <text:s/>Draw two cards from the DLV of the store, then two cards from random DLVs. <text:s/>Also draw a Potion and a Scroll. <text:s/>If any wares suit your fancy, you may purchase them. <text:s/>You may trade in items at half value for store credit. <text:s/>Redraw worthless (0 GP) items. <text:s/>Any wares you don’t buy remain in the shoppe to be purchased by other players; use tokens to keep track of the cards.</text:p>
          </table:table-cell>
        </table:table-row>
        <table:table-row>
          <table:table-cell table:style-name="TableCell1">
            <text:p text:style-name="P10">Pentagram</text:p>
          </table:table-cell>
          <table:table-cell table:style-name="TableCell1">
            <text:p text:style-name="P10">No</text:p>
          </table:table-cell>
          <table:table-cell table:style-name="TableCell1">
            <text:p text:style-name="P10">Teleport to a random location on the current level.</text:p>
          </table:table-cell>
        </table:table-row>
        <table:table-row>
          <table:table-cell table:style-name="TableCell1">
            <text:p text:style-name="P10">Magical Barrier</text:p>
          </table:table-cell>
          <table:table-cell table:style-name="TableCell1">
            <text:p text:style-name="P10">N/A</text:p>
          </table:table-cell>
          <table:table-cell table:style-name="TableCell1">
            <text:p text:style-name="P10">When passing through the barrier, roll against Mind. <text:s/>If you fail, lose 10 HP.</text:p>
          </table:table-cell>
        </table:table-row>
        <table:table-row>
          <table:table-cell table:style-name="TableCell1">
            <text:p text:style-name="P10">Ledge</text:p>
          </table:table-cell>
          <table:table-cell table:style-name="TableCell1">
            <text:p text:style-name="P10">N/A</text:p>
          </table:table-cell>
          <table:table-cell table:style-name="TableCell1">
            <text:p text:style-name="P10">To scale a ledge, you need either the <text:span text:style-name="T1">Climbing</text:span><text:s/>or <text:span text:style-name="T1">Flying</text:span><text:s/>ability.</text:p>
          </table:table-cell>
        </table:table-row>
        <table:table-row>
          <table:table-cell table:style-name="TableCell1">
            <text:p text:style-name="P10">Exit</text:p>
          </table:table-cell>
          <table:table-cell table:style-name="TableCell1">
            <text:p text:style-name="P10">Yes</text:p>
          </table:table-cell>
          <table:table-cell table:style-name="TableCell1">
            <text:p text:style-name="P10">Move between the columns and you return to the towne.</text:p>
          </table:table-cell>
        </table:table-row>
        <table:table-row>
          <table:table-cell table:style-name="TableCell1">
            <text:p text:style-name="P10">Casino</text:p>
          </table:table-cell>
          <table:table-cell table:style-name="TableCell1">
            <text:p text:style-name="P10">No</text:p>
          </table:table-cell>
          <table:table-cell table:style-name="TableCell1">
            <text:p text:style-name="P10">When you arrive at the Casino, you must roll against Mind successfully or place a wager of at least 200xDLV GP. <text:s/>If you don’t have enough gold, you must trade in items at half value until you have enough. <text:s/>Roll d8. <text:s/>On a 1 or 2 double your bet, 3 or more you lose it. <text:s text:c="2"/>You can repeat the process if you like. </text:p>
          </table:table-cell>
        </table:table-row>
        <table:table-row>
          <table:table-cell table:style-name="TableCell1">
            <text:p text:style-name="P10">Ladder</text:p>
          </table:table-cell>
          <table:table-cell table:style-name="TableCell1">
            <text:p text:style-name="P10">Yes</text:p>
          </table:table-cell>
          <table:table-cell table:style-name="TableCell1">
            <text:p text:style-name="P10">You may spend an action to move up or down one or two floors. <text:s/>Do not place a stairway tile on the new level. <text:s/>You can jump down the ladder one or two floors when running away.</text:p>
          </table:table-cell>
        </table:table-row>
      </table:table>
      <text:p text:style-name="P3"/>
      <text:p text:style-name="P3"/>
      <text:list text:style-name="L1">
        <text:list-item>
          <text:p text:style-name="P2">Spells</text:p>
        </text:list-item>
      </text:list>
      <text:p text:style-name="P3">There are three Magic Spell Decks - <text:span text:style-name="T1">White</text:span>, <text:span text:style-name="T1">Black</text:span>, and <text:span text:style-name="T1">Grey</text:span>. <text:s/>A player can only cast spells of a certain colour if he begins the game with them. <text:s/>White Spells can be cast at any time, Black Spells can only be cast in combat, and Grey Spells can only be cast outside of combat.</text:p>
      <text:p text:style-name="P3"/>
      <text:p text:style-name="P3"/>
      <text:list text:style-name="L1">
        <text:list-item>
          <text:p text:style-name="P2">Monsters</text:p>
        </text:list-item>
      </text:list>
      <text:p text:style-name="P3">Monsters have the same five attributes that characters do. <text:s/>However they behave randomly in combat in accordance with their <text:span text:style-name="T1">Combat Chart</text:span>.</text:p>
      <text:p text:style-name="P3">If the monster can be bribed, the first line below the monster’s attributes is its bribe amount. <text:s/>Most monsters want gold, but some have other things they desire.</text:p>
      <text:p text:style-name="P3">The next line is the treasure left by the monster when defeated. <text:s/>It begins with <text:span text:style-name="T1">T:</text:span><text:s/>and typically includes gold, Scrolls, Potions, and Chests.</text:p>
      <text:p text:style-name="P3">Some monsters can be ridden once felled in combat. <text:s/>If so the next line will start with <text:span text:style-name="T1">MOUNT:</text:span>, followed by the bonuses conferred on the player for riding the monster. <text:s/>When such a monster is defeated, its Monster Card becomes an item (with a value of 0 GP) in that player’s inventory. <text:s/>A mountable monster will also confer that bonus while serving as one of the player’s followers.</text:p>
      <text:p text:style-name="P3">The bottom line of the Monster Card lists the monster’s special characteristics in parentheses. <text:s/>For example, it may fly, or be weak against acid.</text:p>
      <text:p text:style-name="P3"/>
      <text:p text:style-name="P3"/>
      <text:list text:style-name="L1">
        <text:list-item>
          <text:p text:style-name="P2">Combat</text:p>
        </text:list-item>
      </text:list>
      <text:p text:style-name="P3">The Combat Phase begins when a player enters a room inhabited by one or more monsters. <text:s/>To determine combat order, each combatant rolls d8 and adds its Speed to the result. <text:s/>This total is known as that combatant’s <text:span text:style-name="T1">initiative</text:span>. <text:s/>Combatants act in descending order of initiative. <text:s/>After every combatant has acted, the next round begins and play continues in the same order until one side is victorious. <text:s/>Combatants with Speed 0 act after all combatants with positive Speed.</text:p>
      <text:p text:style-name="P3">If a monster is <text:span text:style-name="T1">surprised</text:span><text:s/>by the player, that the player and his followers win the initiative. <text:s/>In addition they may automatically flee the way they came. <text:s/>Similarly, if the player is surprised, the monsters win the initiative. <text:s/>If both the monsters and the player are surprised, the player may still flee automatically. <text:s/>If he does not, both sides roll initiative as normal. <text:s/>If the player has a ranged weapon and is not surprised, he may perform a free attack before the combat begins.</text:p>
      <text:p text:style-name="P3"/>
      <text:p text:style-name="P3">There are three basic combat actions: <text:span text:style-name="T1">ATTACK</text:span>, <text:span text:style-name="T1">FLEE</text:span>, <text:span text:style-name="T1">DEFEND</text:span>. <text:s/>When it is your action, you can choose one of these actions, drink a Potion, read a Scroll, use a Treasure Card, cast a Spell, bribe one of the enemies, or perform any other action that can be used in combat.</text:p>
      <text:p text:style-name="P3">To <text:span text:style-name="T1">attack</text:span>, roll d8 and add the result to your Attack. <text:s/>Subtract the enemy’s Def from this number. <text:s/>The final total is the amount of damage done to the enemy. <text:s/>Subtract this total from the enemy’s current HP. <text:s/>A 1 will always miss, and an 8 always deals at least one point of damage.</text:p>
      <text:p text:style-name="P3">If you <text:span text:style-name="T1">defend</text:span>, then add 4 to your Def until your next combat action.</text:p>
      <text:p text:style-name="P3">You may attempt to <text:span text:style-name="T1">flee</text:span><text:s/>from the monsters. <text:s/>To do so roll d8 and add your Speed. <text:s/>Each enemy rolls d8 and adds its Speed. <text:s/>If your total is greater than that of each of your enemies you flee successfully. <text:s/>On your next turn you must <text:s/>If a monster flees or otherwise leaves the battle without being killed, shuffle it back into the appropriate Monster Deck, unless indicated otherwise by the card. <text:s/>If a combatant fails to flee, its Defence is reduced by 2 until its next action. <text:s/>If all enemies have Speed 0, you may automatically escape.</text:p>
      <text:p text:style-name="P3">You may <text:span text:style-name="T1">bribe</text:span><text:s/>a monster by offering the amount listed on its Monster Card. <text:s/>This causes the monster to join you and fight by your side for the rest of the turn. <text:s/>At end of turn, shuffle it back into the Monster Deck. <text:s/>It will be hostile if you encounter it again.</text:p>
      <text:p text:style-name="P3"/>
      <text:p text:style-name="P3">When it is a monster’s action, roll d8 and consult its Combat Chart to see what it decides to do. <text:s/>If the player has followers, determine randomly which member of the player’s group it targets, unless the monster’s action specifically refers to the “player.” <text:s/>Monsters can perform some actions that players cannot. <text:s/>If a monster chooses to <text:span text:style-name="T1">TELEPORT</text:span>, move it to a random square on the current Dungeon Level. <text:s/>If a combatant is <text:span text:style-name="T1">GAZE</text:span>d at, it must pass a Mind or Speed check, whichever is higher, or suffer the ill effect printed after the colon.</text:p>
      <text:p text:style-name="P3">If a combatant <text:span text:style-name="T1">summons</text:span><text:s/>help, draw a card from the appropriate Monster Deck. <text:s/>Summoned monsters act just before their summoner’s next action and disappear in a puff of smoke when their summoner dies. <text:s/>Monsters summoned by a player are treated as followers. <text:s/>If a summoned monster dies, shuffle it back into the deck it came from. <text:s/>Unfortunately, it does not leave any treasure.</text:p>
      <text:p text:style-name="P3"/>
      <text:p text:style-name="P3">Sometimes a monster will cause the player to lose the rest of his turn. <text:s/>When this happens the player continues the battle on his next turn, as if that monster had just taken its turn. <text:s/>Note that on that turn the player will start and end his turn in the combat phase, without going through a beginning or movement phase. <text:s/>If second player enters the room before the player’s next turn, the monsters will ignore the second player.</text:p>
      <text:p text:style-name="P3"/>
      <text:p text:style-name="P3">When a monster is reduced to less than 1 HP, it is dead. <text:s/>When all enemies are dead, the player collects the treasure listed on their Monster Cards. <text:s/>Place the Monster Cards in the appropriate discard piles. <text:s/>If the player runs away or otherwise leaves before all his enemies are defeated, then the enemies stay in the room and wait for somebody else to show up. <text:s/>In this case any monster with “heals” listed as a characteristic recovers its HP and any attribute below its maximum is restored. <text:s/>Monsters do not retain Status Changes between fights.</text:p>
      <text:p text:style-name="P3"/>
      <text:p text:style-name="P3"/>
      <text:list text:style-name="L1">
        <text:list-item>
          <text:p text:style-name="P2">Status Changes</text:p>
        </text:list-item>
      </text:list>
      <text:p text:style-name="P3">As is customary in dungeon exploration games, players experience temporary mental and physical effects known as <text:span text:style-name="T1">status changes</text:span>. <text:s/>There are two kinds of status changes: <text:span text:style-name="T1">persistent</text:span><text:s/>and <text:span text:style-name="T1">combat</text:span>. <text:s/>Combat status changes only have an effect in combat and wear off as soon as combat ends. <text:s/>Persistent status changes remain between turns and may have different effects inside and outside of combat. Monsters can also experience status changes, although undead, things and plants are immune.</text:p>
      <text:p text:style-name="P11"/>
      <table:table table:name="Table2" table:style-name="Table1">
        <table:table-column table:style-name="TableColumn1"/>
        <table:table-column table:style-name="TableColumn1"/>
        <table:table-column table:style-name="TableColumn1"/>
        <table:table-row>
          <table:table-cell table:style-name="TableCell1">
            <text:p text:style-name="P11">Name</text:p>
          </table:table-cell>
          <table:table-cell table:style-name="TableCell1">
            <text:p text:style-name="P11">Type</text:p>
          </table:table-cell>
          <table:table-cell table:style-name="TableCell1">
            <text:p text:style-name="P11">Effect</text:p>
          </table:table-cell>
        </table:table-row>
        <table:table-row>
          <table:table-cell table:style-name="TableCell1">
            <text:p text:style-name="P11">Afraid</text:p>
          </table:table-cell>
          <table:table-cell table:style-name="TableCell1">
            <text:p text:style-name="P11">Combat</text:p>
          </table:table-cell>
          <table:table-cell table:style-name="TableCell1">
            <text:p text:style-name="P11">You must attempt to flee on your action.</text:p>
          </table:table-cell>
        </table:table-row>
        <table:table-row>
          <table:table-cell table:style-name="TableCell1">
            <text:p text:style-name="P11">Asleep</text:p>
          </table:table-cell>
          <table:table-cell table:style-name="TableCell1">
            <text:p text:style-name="P11">Combat</text:p>
          </table:table-cell>
          <table:table-cell table:style-name="TableCell1">
            <text:p text:style-name="P11">You skip your action. <text:s/>Losing HP causes you to wake.</text:p>
          </table:table-cell>
        </table:table-row>
        <table:table-row>
          <table:table-cell table:style-name="TableCell1">
            <text:p text:style-name="P11">Charmed</text:p>
          </table:table-cell>
          <table:table-cell table:style-name="TableCell1">
            <text:p text:style-name="P11">Combat</text:p>
          </table:table-cell>
          <table:table-cell table:style-name="TableCell1">
            <text:p text:style-name="P11">On your action, you attack yourself or an ally, chosen randomly.</text:p>
          </table:table-cell>
        </table:table-row>
        <table:table-row>
          <table:table-cell table:style-name="TableCell1">
            <text:p text:style-name="P11">Confused</text:p>
          </table:table-cell>
          <table:table-cell table:style-name="TableCell1">
            <text:p text:style-name="P11">Combat</text:p>
          </table:table-cell>
          <table:table-cell table:style-name="TableCell1">
            <text:p text:style-name="P11">On your action, you attack a random combatant.</text:p>
          </table:table-cell>
        </table:table-row>
        <table:table-row>
          <table:table-cell table:style-name="TableCell1">
            <text:p text:style-name="P11">Diseased</text:p>
          </table:table-cell>
          <table:table-cell table:style-name="TableCell1">
            <text:p text:style-name="P11">Persistent</text:p>
          </table:table-cell>
          <table:table-cell table:style-name="TableCell1">
            <text:p text:style-name="P11">You cannot gain HP.</text:p>
          </table:table-cell>
        </table:table-row>
        <table:table-row>
          <table:table-cell table:style-name="TableCell1">
            <text:p text:style-name="P11">Drunk</text:p>
          </table:table-cell>
          <table:table-cell table:style-name="TableCell1">
            <text:p text:style-name="P11">Persistent</text:p>
          </table:table-cell>
          <table:table-cell table:style-name="TableCell1">
            <text:p text:style-name="P11">During combat you always offer a bribe when able, and cannot run away.</text:p>
            <text:p text:style-name="P11">Outside of combat you move in a random direction on the first action of your turn, and every third action thereafter.</text:p>
          </table:table-cell>
        </table:table-row>
        <table:table-row>
          <table:table-cell table:style-name="TableCell1">
            <text:p text:style-name="P11">Frozen</text:p>
          </table:table-cell>
          <table:table-cell table:style-name="TableCell1">
            <text:p text:style-name="P11">Combat</text:p>
          </table:table-cell>
          <table:table-cell table:style-name="TableCell1">
            <text:p text:style-name="P11">You can do nothing on your action.</text:p>
          </table:table-cell>
        </table:table-row>
        <table:table-row>
          <table:table-cell table:style-name="TableCell1">
            <text:p text:style-name="P11">Invincible</text:p>
          </table:table-cell>
          <table:table-cell table:style-name="TableCell1">
            <text:p text:style-name="P11">Persistent</text:p>
          </table:table-cell>
          <table:table-cell table:style-name="TableCell1">
            <text:p text:style-name="P11">You do not lose HP or Attributes. <text:s/>Wears off at the end of a battle.</text:p>
          </table:table-cell>
        </table:table-row>
        <table:table-row>
          <table:table-cell table:style-name="TableCell1">
            <text:p text:style-name="P11">Invisible</text:p>
          </table:table-cell>
          <table:table-cell table:style-name="TableCell1">
            <text:p text:style-name="P11">Persistent</text:p>
          </table:table-cell>
          <table:table-cell table:style-name="TableCell1">
            <text:p text:style-name="P11">You always surprise Manlike enemies, and gain +4 to Attack and Defence while fighting them. <text:s/>Wears off at the end of a battle.</text:p>
          </table:table-cell>
        </table:table-row>
        <table:table-row>
          <table:table-cell table:style-name="TableCell1">
            <text:p text:style-name="P11">Mute</text:p>
          </table:table-cell>
          <table:table-cell table:style-name="TableCell1">
            <text:p text:style-name="P11">Combat</text:p>
          </table:table-cell>
          <table:table-cell table:style-name="TableCell1">
            <text:p text:style-name="P11">Any spell you cast will have no effect.</text:p>
          </table:table-cell>
        </table:table-row>
        <table:table-row>
          <table:table-cell table:style-name="TableCell1">
            <text:p text:style-name="P11">Poisoned</text:p>
          </table:table-cell>
          <table:table-cell table:style-name="TableCell1">
            <text:p text:style-name="P11">Persistent</text:p>
          </table:table-cell>
          <table:table-cell table:style-name="TableCell1">
            <text:p text:style-name="P11">During combat you lose 1 HP at the beginning of your action.</text:p>
            <text:p text:style-name="P11">Outside of combat you lose 1 HP at the beginning of your turn.</text:p>
          </table:table-cell>
        </table:table-row>
        <table:table-row>
          <table:table-cell table:style-name="TableCell1">
            <text:p text:style-name="P11">A Turtle</text:p>
          </table:table-cell>
          <table:table-cell table:style-name="TableCell1">
            <text:p text:style-name="P11">Combat</text:p>
          </table:table-cell>
          <table:table-cell table:style-name="TableCell1">
            <text:p text:style-name="P11">You DEFEND when it is your action.</text:p>
          </table:table-cell>
        </table:table-row>
      </table:table>
      <text:p text:style-name="P11"/>
      <text:p text:style-name="P11">If you experience a combat status change, roll d8 at end of each of your actions. <text:s/>If you roll 4 or less, the change wears off.</text:p>
      <text:p text:style-name="P11"/>
      <text:p text:style-name="P11"/>
      <text:list text:style-name="L1">
        <text:list-item>
          <text:p text:style-name="P12">Elements</text:p>
        </text:list-item>
      </text:list>
      <text:p text:style-name="P11">There are four <text:span text:style-name="T1">elements</text:span><text:s/>in Chaos Dungeons: Fire, Ice, Electricity (or lightning), and Acid. <text:s/>Some monsters use elemental attacks, many Black Spells are elemental, and many dungeon treasures are elemental in nature. <text:s/>If a monster or a player is <text:span text:style-name="T1">Strong</text:span><text:s/>against an element, then it deals only half the damage it would otherwise deal to that player (round damage up). <text:s/>If a monster or a player is <text:span text:style-name="T1">Weak</text:span><text:s/>to an element, it suffers double the damage. <text:s/>If a monster or a player is <text:span text:style-name="T1">Immune</text:span><text:s/>to an element, the attack does no damage.</text:p>
      <text:p text:style-name="P11"><text:s/></text:p>
      <text:p text:style-name="P11"/>
      <text:list text:style-name="L1">
        <text:list-item>
          <text:p text:style-name="P12">Chests</text:p>
        </text:list-item>
      </text:list>
      <text:p text:style-name="P3">When you find a chest, you can attempt to open it by drawing from the Chest deck. <text:s/>If it is locked and you have no way to open locks, place a chest token in the room and leave it there for another player to find. <text:s/>If you draw a trap card, the chest opens after you suffer the ill effects of the trap. <text:s/>If you get the chest open, you can loot the contents: chests contain a Potion, a Scroll, and a DLV Treasure.</text:p>
      <text:p text:style-name="P3"/>
      <text:p text:style-name="P3"/>
      <text:list text:style-name="L1">
        <text:list-item>
          <text:p text:style-name="P2">Treasure</text:p>
        </text:list-item>
      </text:list>
      <text:p text:style-name="P3">You can wear items of the type <text:span text:style-name="T1">ring</text:span>, and one item each of the types <text:span text:style-name="T1">amulet</text:span>, <text:span text:style-name="T1">armour</text:span>, <text:span text:style-name="T1">helmet</text:span>, <text:span text:style-name="T1">cloak</text:span>, <text:span text:style-name="T1">boots</text:span>, <text:span text:style-name="T1">gloves</text:span>, and <text:span text:style-name="T1">shield</text:span>. <text:s/>You can equip only one <text:span text:style-name="T1">weapon</text:span><text:s/>at a time, unless a card indicates otherwise.</text:p>
      <text:p text:style-name="P3"><text:span text:style-name="T1">Readying a weapon, equipping armour, or putting on accessories</text:span><text:s/>can be done anytime you are at rest. <text:s/>During combat you may not change armour, but a new weapon can be drawn whenever you begin your action. <text:s/>Any other worn item takes an action to exchange. </text:p>
      <text:p text:style-name="P3">If an item has the keyword <text:span text:style-name="T1">Weight: X</text:span>, then subtract X from your speed while carrying this (If your resultant speed is less than 1, you must leave the item behind).</text:p>
      <text:p text:style-name="P3">If you find a <text:span text:style-name="T1">cursed item</text:span>, you feel an irresistible compulsion to wear it.</text:p>
      <text:p text:style-name="P3">You can drop items whenever you are at rest. <text:s/>Use tokens to mark the room on the board where you left the items. <text:s/>Similarly, you can trade items and gold with other adventurers in the same room.</text:p>
      <text:p text:style-name="P3">When you receive a <text:span text:style-name="T1">Potion</text:span><text:s/>or <text:span text:style-name="T1">Scroll</text:span>, draw it from the Potion of Scroll Deck, but don’t look at it. <text:s/>Its nature remains a mystery until identified, at which point you flip it over. <text:s/>If you’re too impatient to wait, you can drink an unidentified Potion or read an unidentified Scroll anytime you are at rest, or by spending your action in combat. <text:s/>Flip it over and suffer the consequences, good or ill, described on the card. <text:s/>In the same way Potions can be used on followers.</text:p>
      <text:p text:style-name="P3"><text:span text:style-name="T1">Potions can also be thrown</text:span><text:s/>in battle. <text:s/>To do so, roll d8 and add your base Attack. <text:s/>If the total is greater than the enemy’s Defence, then it suffers the ill effects of the Potion.</text:p>
      <text:p text:style-name="P3">An item’s value is listed in the bottom right of the card. <text:s/><text:span text:style-name="T1">Unidentified Potions and Scrolls</text:span><text:s/>have a <text:span text:style-name="T1">value</text:span><text:s/>of 50 GP.</text:p>
      <text:p text:style-name="P13"/>
      <text:p text:style-name="P13"/>
      <text:list text:style-name="L1">
        <text:list-item>
          <text:p text:style-name="P2">The Towne (sic)</text:p>
        </text:list-item>
      </text:list>
      <text:p text:style-name="P3">The towne contains kind townsfolk willing to assist adventurers free of charge. If you end your turn by leaving the dungeon, you may avail yourself of any of the following services:</text:p>
      <text:list text:style-name="L3">
        <text:list-item>
          <text:p text:style-name="P5">Regain all lost hit points.</text:p>
        </text:list-item>
        <text:list-item>
          <text:p text:style-name="P5">Restore any attributes below their starting values.</text:p>
        </text:list-item>
        <text:list-item>
          <text:p text:style-name="P5">Remove any status changes.</text:p>
        </text:list-item>
        <text:list-item>
          <text:p text:style-name="P5">Discard any cursed items.</text:p>
        </text:list-item>
        <text:list-item>
          <text:p text:style-name="P5">Draw one Spell Card from the Spell Deck of any colour that you can cast.</text:p>
        </text:list-item>
      </text:list>
      <text:p text:style-name="P3">You begin your next turn on the entry tile on the dungeon’s first level.</text:p>
      <text:p text:style-name="P3"/>
      <text:p text:style-name="P3"/>
      <text:list text:style-name="L1">
        <text:list-item>
          <text:p text:style-name="P2">Dying</text:p>
        </text:list-item>
      </text:list>
      <text:p text:style-name="P3">When you run out of HP or get turned into a statue, you is dead. <text:s/>Your stuff remains where it falls and can be looted by anyone so long as the level exists. <text:s/>Next turn you may begin again by selecting another Character Profile card and placing your token on the entry tile.</text:p>
      <text:p text:style-name="P3"><text:s/></text:p>
      <text:p text:style-name="P3"/>
      <text:list text:style-name="L1">
        <text:list-item>
          <text:p text:style-name="P2">Player Followers and NPCs</text:p>
        </text:list-item>
      </text:list>
      <text:p text:style-name="P3">NPCs are characters in the Room Deck that offer to join you. <text:s/>They boost your abilities in return for a fixed share of any loot you discover. <text:s/>When sharing gold with an NPC, round down the amount you receive. <text:s/>During the beginning phase of your turn, you may dismiss an NPC by discarding its card.</text:p>
      <text:p text:style-name="P3"/>
      <text:p text:style-name="P3">Followers are monsters from the Monster decks that have been induced to join a player. <text:s/>These creatures follow the player around and assist in combat. <text:s/>You can leave a follower behind and it will remain on the tile where you left it. <text:s/>It will remain a follower and you can go back for it later. <text:s/>While separated however, it can be killed by another player. <text:s/>A player cannot collect treasure from his followers when they die.</text:p>
      <text:p text:style-name="P3"/>
      <text:p text:style-name="P3"/>
      <text:list text:style-name="L1">
        <text:list-item>
          <text:p text:style-name="P2">Terminology</text:p>
        </text:list-item>
      </text:list>
      <text:p text:style-name="P3"><text:span text:style-name="T1">Rolling against</text:span><text:s/>an attribute involves rolling a d8 and comparing the result to the attribute in question. <text:s/>Also termed a <text:span text:style-name="T1">check</text:span>. <text:s/>Success occurs when you roll less than or equal to the attribute; rolling higher results in failure. <text:s/>The notation {ATTRIBUTE: RESULT} that appears on the Combat Chart of some monsters indicates that the target must make a successfully roll against ATTRIBUTE or suffer RESULT. <text:s/>Similarly, {ATTRIBUTE - X: RESULT} indicates that it must roll successfully against that attribute minus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1</meta:generator>
    <meta:initial-creator>Peter Deal</meta:initial-creator>
  </office:meta>
</office:document-meta>
</file>